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80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129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city_temp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>City</text:p>
          </table:table-cell>
          <table:table-cell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DATE(1970;12;1)" office:value-type="date" office:date-value="1970-12-01" calcext:value-type="date">
            <text:p>12/01/1970</text:p>
          </table:table-cell>
        </table:table-row>
        <table:table-row table:style-name="ro1">
          <table:table-cell table:formula="of:=[.A1]" office:value-type="string" office:string-value="City" calcext:value-type="string">
            <text:p>City</text:p>
          </table:table-cell>
          <table:table-cell table:formula="of:=[.B1]" office:value-type="float" office:value="0" calcext:value-type="float">
            <text:p>00000</text:p>
          </table:table-cell>
          <table:table-cell table:formula="of:=[.C1]" office:value-type="string" office:string-value="John" calcext:value-type="string">
            <text:p>John</text:p>
          </table:table-cell>
          <table:table-cell table:formula="of:=[.D1]" office:value-type="string" office:string-value="Doe" calcext:value-type="string">
            <text:p>Doe</text:p>
          </table:table-cell>
          <table:table-cell table:formula="of:=[.E1]+1" office:value-type="date" office:date-value="1970-12-02" calcext:value-type="date">
            <text:p>12/02/1970</text:p>
          </table:table-cell>
        </table:table-row>
        <table:table-row table:style-name="ro1">
          <table:table-cell table:formula="of:=[.A2]" office:value-type="string" office:string-value="City" calcext:value-type="string">
            <text:p>City</text:p>
          </table:table-cell>
          <table:table-cell table:formula="of:=[.B2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2]+1)" office:value-type="date" office:date-value="1970-12-03" calcext:value-type="date">
            <text:p>12/03/1970</text:p>
          </table:table-cell>
        </table:table-row>
        <table:table-row table:style-name="ro1">
          <table:table-cell table:formula="of:=[.A3]" office:value-type="string" office:string-value="City" calcext:value-type="string">
            <text:p>City</text:p>
          </table:table-cell>
          <table:table-cell table:formula="of:=[.B3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3]+1)" office:value-type="date" office:date-value="1970-12-04" calcext:value-type="date">
            <text:p>12/04/1970</text:p>
          </table:table-cell>
        </table:table-row>
        <table:table-row table:style-name="ro1">
          <table:table-cell table:formula="of:=[.A4]" office:value-type="string" office:string-value="City" calcext:value-type="string">
            <text:p>City</text:p>
          </table:table-cell>
          <table:table-cell table:formula="of:=[.B4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4]+1)" office:value-type="date" office:date-value="1970-12-05" calcext:value-type="date">
            <text:p>12/05/1970</text:p>
          </table:table-cell>
        </table:table-row>
        <table:table-row table:style-name="ro1">
          <table:table-cell table:formula="of:=[.A5]" office:value-type="string" office:string-value="City" calcext:value-type="string">
            <text:p>City</text:p>
          </table:table-cell>
          <table:table-cell table:formula="of:=[.B5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5]+1)" office:value-type="date" office:date-value="1970-12-06" calcext:value-type="date">
            <text:p>12/06/1970</text:p>
          </table:table-cell>
        </table:table-row>
        <table:table-row table:style-name="ro1">
          <table:table-cell table:formula="of:=[.A6]" office:value-type="string" office:string-value="City" calcext:value-type="string">
            <text:p>City</text:p>
          </table:table-cell>
          <table:table-cell table:formula="of:=[.B6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6]+1)" office:value-type="date" office:date-value="1970-12-07" calcext:value-type="date">
            <text:p>12/07/1970</text:p>
          </table:table-cell>
        </table:table-row>
        <table:table-row table:style-name="ro1">
          <table:table-cell table:formula="of:=[.A7]" office:value-type="string" office:string-value="City" calcext:value-type="string">
            <text:p>City</text:p>
          </table:table-cell>
          <table:table-cell table:formula="of:=[.B7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7]+1)" office:value-type="date" office:date-value="1970-12-08" calcext:value-type="date">
            <text:p>12/08/1970</text:p>
          </table:table-cell>
        </table:table-row>
        <table:table-row table:style-name="ro1">
          <table:table-cell table:formula="of:=[.A8]" office:value-type="string" office:string-value="City" calcext:value-type="string">
            <text:p>City</text:p>
          </table:table-cell>
          <table:table-cell table:formula="of:=[.B8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8]+1)" office:value-type="date" office:date-value="1970-12-09" calcext:value-type="date">
            <text:p>12/09/1970</text:p>
          </table:table-cell>
        </table:table-row>
        <table:table-row table:style-name="ro1">
          <table:table-cell table:formula="of:=[.A9]" office:value-type="string" office:string-value="City" calcext:value-type="string">
            <text:p>City</text:p>
          </table:table-cell>
          <table:table-cell table:formula="of:=[.B9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9]+1)" office:value-type="date" office:date-value="1970-12-10" calcext:value-type="date">
            <text:p>12/10/1970</text:p>
          </table:table-cell>
        </table:table-row>
        <table:table-row table:style-name="ro1">
          <table:table-cell table:formula="of:=[.A10]" office:value-type="string" office:string-value="City" calcext:value-type="string">
            <text:p>City</text:p>
          </table:table-cell>
          <table:table-cell table:formula="of:=[.B10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10]+1)" office:value-type="date" office:date-value="1970-12-11" calcext:value-type="date">
            <text:p>12/11/1970</text:p>
          </table:table-cell>
        </table:table-row>
        <table:table-row table:style-name="ro1">
          <table:table-cell table:formula="of:=[.A11]" office:value-type="string" office:string-value="City" calcext:value-type="string">
            <text:p>City</text:p>
          </table:table-cell>
          <table:table-cell table:formula="of:=[.B11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11]+1)" office:value-type="date" office:date-value="1970-12-12" calcext:value-type="date">
            <text:p>12/12/1970</text:p>
          </table:table-cell>
        </table:table-row>
        <table:table-row table:style-name="ro1">
          <table:table-cell table:formula="of:=[.A12]" office:value-type="string" office:string-value="City" calcext:value-type="string">
            <text:p>City</text:p>
          </table:table-cell>
          <table:table-cell table:formula="of:=[.B12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12]+1)" office:value-type="date" office:date-value="1970-12-13" calcext:value-type="date">
            <text:p>12/13/1970</text:p>
          </table:table-cell>
        </table:table-row>
        <table:table-row table:style-name="ro1">
          <table:table-cell table:formula="of:=[.A13]" office:value-type="string" office:string-value="City" calcext:value-type="string">
            <text:p>City</text:p>
          </table:table-cell>
          <table:table-cell table:formula="of:=[.B13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13]+1)" office:value-type="date" office:date-value="1970-12-14" calcext:value-type="date">
            <text:p>12/14/1970</text:p>
          </table:table-cell>
        </table:table-row>
        <table:table-row table:style-name="ro1">
          <table:table-cell table:formula="of:=[.A14]" office:value-type="string" office:string-value="City" calcext:value-type="string">
            <text:p>City</text:p>
          </table:table-cell>
          <table:table-cell table:formula="of:=[.B14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14]+1)" office:value-type="date" office:date-value="1970-12-15" calcext:value-type="date">
            <text:p>12/15/1970</text:p>
          </table:table-cell>
        </table:table-row>
        <table:table-row table:style-name="ro1">
          <table:table-cell table:formula="of:=[.A15]" office:value-type="string" office:string-value="City" calcext:value-type="string">
            <text:p>City</text:p>
          </table:table-cell>
          <table:table-cell table:formula="of:=[.B15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15]+1)" office:value-type="date" office:date-value="1970-12-16" calcext:value-type="date">
            <text:p>12/16/1970</text:p>
          </table:table-cell>
        </table:table-row>
        <table:table-row table:style-name="ro1">
          <table:table-cell table:formula="of:=[.A16]" office:value-type="string" office:string-value="City" calcext:value-type="string">
            <text:p>City</text:p>
          </table:table-cell>
          <table:table-cell table:formula="of:=[.B16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16]+1)" office:value-type="date" office:date-value="1970-12-17" calcext:value-type="date">
            <text:p>12/17/1970</text:p>
          </table:table-cell>
        </table:table-row>
        <table:table-row table:style-name="ro1">
          <table:table-cell table:formula="of:=[.A17]" office:value-type="string" office:string-value="City" calcext:value-type="string">
            <text:p>City</text:p>
          </table:table-cell>
          <table:table-cell table:formula="of:=[.B17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17]+1)" office:value-type="date" office:date-value="1970-12-18" calcext:value-type="date">
            <text:p>12/18/1970</text:p>
          </table:table-cell>
        </table:table-row>
        <table:table-row table:style-name="ro1">
          <table:table-cell table:formula="of:=[.A18]" office:value-type="string" office:string-value="City" calcext:value-type="string">
            <text:p>City</text:p>
          </table:table-cell>
          <table:table-cell table:formula="of:=[.B18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18]+1)" office:value-type="date" office:date-value="1970-12-19" calcext:value-type="date">
            <text:p>12/19/1970</text:p>
          </table:table-cell>
        </table:table-row>
        <table:table-row table:style-name="ro1">
          <table:table-cell table:formula="of:=[.A19]" office:value-type="string" office:string-value="City" calcext:value-type="string">
            <text:p>City</text:p>
          </table:table-cell>
          <table:table-cell table:formula="of:=[.B19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19]+1)" office:value-type="date" office:date-value="1970-12-20" calcext:value-type="date">
            <text:p>12/20/1970</text:p>
          </table:table-cell>
        </table:table-row>
        <table:table-row table:style-name="ro1">
          <table:table-cell table:formula="of:=[.A20]" office:value-type="string" office:string-value="City" calcext:value-type="string">
            <text:p>City</text:p>
          </table:table-cell>
          <table:table-cell table:formula="of:=[.B20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20]+1)" office:value-type="date" office:date-value="1970-12-21" calcext:value-type="date">
            <text:p>12/21/1970</text:p>
          </table:table-cell>
        </table:table-row>
        <table:table-row table:style-name="ro1">
          <table:table-cell table:formula="of:=[.A21]" office:value-type="string" office:string-value="City" calcext:value-type="string">
            <text:p>City</text:p>
          </table:table-cell>
          <table:table-cell table:formula="of:=[.B21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21]+1)" office:value-type="date" office:date-value="1970-12-22" calcext:value-type="date">
            <text:p>12/22/1970</text:p>
          </table:table-cell>
        </table:table-row>
        <table:table-row table:style-name="ro1">
          <table:table-cell table:formula="of:=[.A22]" office:value-type="string" office:string-value="City" calcext:value-type="string">
            <text:p>City</text:p>
          </table:table-cell>
          <table:table-cell table:formula="of:=[.B22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22]+1)" office:value-type="date" office:date-value="1970-12-23" calcext:value-type="date">
            <text:p>12/23/1970</text:p>
          </table:table-cell>
        </table:table-row>
        <table:table-row table:style-name="ro1">
          <table:table-cell table:formula="of:=[.A23]" office:value-type="string" office:string-value="City" calcext:value-type="string">
            <text:p>City</text:p>
          </table:table-cell>
          <table:table-cell table:formula="of:=[.B23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23]+1)" office:value-type="date" office:date-value="1970-12-24" calcext:value-type="date">
            <text:p>12/24/1970</text:p>
          </table:table-cell>
        </table:table-row>
        <table:table-row table:style-name="ro1">
          <table:table-cell table:formula="of:=[.A24]" office:value-type="string" office:string-value="City" calcext:value-type="string">
            <text:p>City</text:p>
          </table:table-cell>
          <table:table-cell table:formula="of:=[.B24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24]+1)" office:value-type="date" office:date-value="1970-12-25" calcext:value-type="date">
            <text:p>12/25/1970</text:p>
          </table:table-cell>
        </table:table-row>
        <table:table-row table:style-name="ro1">
          <table:table-cell table:formula="of:=[.A25]" office:value-type="string" office:string-value="City" calcext:value-type="string">
            <text:p>City</text:p>
          </table:table-cell>
          <table:table-cell table:formula="of:=[.B25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25]+1)" office:value-type="date" office:date-value="1970-12-26" calcext:value-type="date">
            <text:p>12/26/1970</text:p>
          </table:table-cell>
        </table:table-row>
        <table:table-row table:style-name="ro1">
          <table:table-cell table:formula="of:=[.A26]" office:value-type="string" office:string-value="City" calcext:value-type="string">
            <text:p>City</text:p>
          </table:table-cell>
          <table:table-cell table:formula="of:=[.B26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26]+1)" office:value-type="date" office:date-value="1970-12-27" calcext:value-type="date">
            <text:p>12/27/1970</text:p>
          </table:table-cell>
        </table:table-row>
        <table:table-row table:style-name="ro1">
          <table:table-cell table:formula="of:=[.A27]" office:value-type="string" office:string-value="City" calcext:value-type="string">
            <text:p>City</text:p>
          </table:table-cell>
          <table:table-cell table:formula="of:=[.B27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27]+1)" office:value-type="date" office:date-value="1970-12-28" calcext:value-type="date">
            <text:p>12/28/1970</text:p>
          </table:table-cell>
        </table:table-row>
        <table:table-row table:style-name="ro1">
          <table:table-cell table:formula="of:=[.A28]" office:value-type="string" office:string-value="City" calcext:value-type="string">
            <text:p>City</text:p>
          </table:table-cell>
          <table:table-cell table:formula="of:=[.B28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28]+1)" office:value-type="date" office:date-value="1970-12-29" calcext:value-type="date">
            <text:p>12/29/1970</text:p>
          </table:table-cell>
        </table:table-row>
        <table:table-row table:style-name="ro1">
          <table:table-cell table:formula="of:=[.A29]" office:value-type="string" office:string-value="City" calcext:value-type="string">
            <text:p>City</text:p>
          </table:table-cell>
          <table:table-cell table:formula="of:=[.B29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29]+1)" office:value-type="date" office:date-value="1970-12-30" calcext:value-type="date">
            <text:p>12/30/1970</text:p>
          </table:table-cell>
        </table:table-row>
        <table:table-row table:style-name="ro1">
          <table:table-cell table:formula="of:=[.A30]" office:value-type="string" office:string-value="City" calcext:value-type="string">
            <text:p>City</text:p>
          </table:table-cell>
          <table:table-cell table:formula="of:=[.B30]" office:value-type="float" office:value="0" calcext:value-type="float">
            <text:p>000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table:formula="of:=SUM([.E30]+1)" office:value-type="date" office:date-value="1970-12-31" calcext:value-type="date">
            <text:p>12/31/19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5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19T07:08:54.005810728</dc:date>
    <meta:editing-duration>PT3M21S</meta:editing-duration>
    <meta:editing-cycles>1</meta:editing-cycles>
    <meta:document-statistic meta:table-count="1" meta:cell-count="155" meta:object-count="0"/>
    <meta:generator>LibreOffice/25.2.0.3$Linux_X86_64 LibreOffice_project/e1cf4a87eb02d755bce1a01209907ea5ddc8f069</meta:generator>
  </office:meta>
</office:document-meta>
</file>